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f0041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905cm" fo:min-width="3.977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417cm" fo:min-width="2.36cm"/>
      <style:paragraph-properties style:writing-mode="lr-tb"/>
    </style:style>
    <style:style style:name="gr6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4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57cm"/>
      <style:paragraph-properties style:writing-mode="lr-tb"/>
    </style:style>
    <style:style style:name="gr9" style:family="graphic" style:parent-style-name="standard">
      <style:graphic-properties svg:stroke-width="0.1cm" svg:stroke-color="#ff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1.183cm" fo:min-width="1.6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52cm" svg:y1="11.671cm" svg:x2="11.859cm" svg:y2="10.42cm">
          <text:p/>
        </draw:line>
        <draw:line draw:style-name="gr2" draw:text-style-name="P1" draw:layer="layout" svg:x1="9.522cm" svg:y1="11.7cm" svg:x2="9.539cm" svg:y2="10.434cm">
          <text:p/>
        </draw:line>
        <draw:line draw:style-name="gr3" draw:text-style-name="P1" draw:layer="layout" svg:x1="15.546cm" svg:y1="13.031cm" svg:x2="15.556cm" svg:y2="11.704cm">
          <text:p/>
        </draw:line>
        <draw:frame draw:style-name="gr4" draw:text-style-name="P2" draw:layer="layout" svg:width="4.477cm" svg:height="1.673cm" svg:x="2.999cm" svg:y="11.735cm">
          <draw:text-box>
            <text:p><text:span text:style-name="T1">10.1.1.0/24 </text:span></text:p>
            <text:p><text:span text:style-name="T1">Blue Network</text:span></text:p>
            <text:p><text:span text:style-name="T1"/></text:p>
          </draw:text-box>
        </draw:frame>
        <draw:custom-shape draw:style-name="gr5" draw:text-style-name="P4" draw:layer="layout" svg:width="2.86cm" svg:height="1.667cm" svg:x="14.236cm" svg:y="13.041cm">
          <text:p text:style-name="P3"><text:span text:style-name="T1">icm0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251cm" svg:y1="11.694cm" svg:x2="10.602cm" svg:y2="11.664cm">
          <text:p/>
        </draw:line>
        <draw:custom-shape draw:style-name="gr7" draw:text-style-name="P4" draw:layer="layout" svg:width="2.942cm" svg:height="2cm" svg:x="9.254cm" svg:y="8.472cm">
          <text:p text:style-name="P3"><text:span text:style-name="T1">proxy01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157cm" svg:height="1.039cm" svg:x="11.732cm" svg:y="10.557cm">
          <draw:text-box>
            <text:p><text:span text:style-name="T2">15.35.79.1</text:span></text:p>
            <text:p><text:span text:style-name="T2">enp0s8</text:span></text:p>
          </draw:text-box>
        </draw:frame>
        <draw:line draw:style-name="gr9" draw:text-style-name="P1" draw:layer="layout" svg:x1="11.452cm" svg:y1="11.694cm" svg:x2="20.061cm" svg:y2="11.688cm">
          <text:p/>
        </draw:line>
        <draw:frame draw:style-name="gr10" draw:text-style-name="P6" draw:layer="layout" svg:width="2.157cm" svg:height="1.433cm" svg:x="9.415cm" svg:y="10.475cm">
          <draw:text-box>
            <text:p><text:span text:style-name="T2">10.1.1.250</text:span></text:p>
            <text:p><text:span text:style-name="T2">enp0s3</text:span></text:p>
          </draw:text-box>
        </draw:frame>
        <draw:frame draw:style-name="gr8" draw:text-style-name="P6" draw:layer="layout" svg:width="2.547cm" svg:height="0.645cm" svg:x="15.439cm" svg:y="12.459cm">
          <draw:text-box>
            <text:p><text:span text:style-name="T2">15.35.79.233</text:span></text:p>
          </draw:text-box>
        </draw:frame>
        <draw:frame draw:style-name="gr4" draw:text-style-name="P2" draw:layer="layout" svg:width="4.477cm" svg:height="1.673cm" svg:x="11.6cm" svg:y="11.736cm">
          <draw:text-box>
            <text:p><text:span text:style-name="T1">15.35.79.0/24 </text:span></text:p>
            <text:p><text:span text:style-name="T1">Red Network</text:span></text:p>
            <text:p><text:span text:style-name="T1"/></text:p>
          </draw:text-box>
        </draw:frame>
        <draw:custom-shape draw:style-name="gr5" draw:text-style-name="P4" draw:layer="layout" svg:width="2.86cm" svg:height="1.667cm" svg:x="5.936cm" svg:y="12.841cm">
          <text:p text:style-name="P3"><text:span text:style-name="T1">w0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45cm" svg:y1="12.828cm" svg:x2="7.464cm" svg:y2="11.6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3T10:05:08.243534278</dc:date>
    <meta:editing-duration>PT7H11M15S</meta:editing-duration>
    <meta:editing-cycles>43</meta:editing-cycles>
    <meta:generator>LibreOffice/6.4.7.2$Linux_X86_64 LibreOffice_project/40$Build-2</meta:generator>
    <meta:document-statistic meta:object-count="14"/>
  </office:meta>
</office:document-meta>
</file>